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rsid="05735d0c" officeooo:paragraph-rsid="05bb0175"/>
    </style:style>
    <style:style style:name="P4" style:family="paragraph" style:parent-style-name="Heading_20_2">
      <style:paragraph-properties fo:line-height="100%"/>
      <style:text-properties officeooo:rsid="05735d0c" officeooo:paragraph-rsid="05d5638a"/>
    </style:style>
    <style:style style:name="P5" style:family="paragraph" style:parent-style-name="Heading_20_2">
      <style:paragraph-properties fo:line-height="100%"/>
      <style:text-properties officeooo:rsid="05735d0c" officeooo:paragraph-rsid="05e44b7f"/>
    </style:style>
    <style:style style:name="P6" style:family="paragraph" style:parent-style-name="Heading_20_2">
      <style:text-properties officeooo:rsid="05735d0c" officeooo:paragraph-rsid="05deefe3"/>
    </style:style>
    <style:style style:name="P7" style:family="paragraph" style:parent-style-name="Heading_20_2">
      <style:text-properties officeooo:rsid="05735d0c" officeooo:paragraph-rsid="05e76e72"/>
    </style:style>
    <style:style style:name="P8" style:family="paragraph" style:parent-style-name="Heading_20_2">
      <style:text-properties officeooo:rsid="05735d0c" officeooo:paragraph-rsid="05ee7522"/>
    </style:style>
    <style:style style:name="P9" style:family="paragraph" style:parent-style-name="Text_20_body">
      <style:text-properties officeooo:rsid="05d5638a" officeooo:paragraph-rsid="05d5638a"/>
    </style:style>
    <style:style style:name="P10" style:family="paragraph" style:parent-style-name="Text_20_body">
      <style:text-properties officeooo:rsid="05e93b0c" officeooo:paragraph-rsid="05e93b0c"/>
    </style:style>
    <style:style style:name="P11" style:family="paragraph" style:parent-style-name="Text_20_body">
      <style:text-properties officeooo:rsid="05eb2c2d" officeooo:paragraph-rsid="05eb2c2d"/>
    </style:style>
    <style:style style:name="P12" style:family="paragraph" style:parent-style-name="Text_20_body">
      <style:text-properties officeooo:rsid="05ee1d83" officeooo:paragraph-rsid="05ee1d83"/>
    </style:style>
    <style:style style:name="P13" style:family="paragraph" style:parent-style-name="Text_20_body">
      <style:text-properties officeooo:rsid="05ee7522" officeooo:paragraph-rsid="05ee7522"/>
    </style:style>
    <style:style style:name="P14" style:family="paragraph" style:parent-style-name="Text_20_body">
      <style:text-properties officeooo:rsid="05e44b7f" officeooo:paragraph-rsid="05e44b7f"/>
    </style:style>
    <style:style style:name="P15" style:family="paragraph" style:parent-style-name="Text_20_body">
      <style:text-properties fo:font-style="italic" officeooo:rsid="05f3e0a4" officeooo:paragraph-rsid="05f53a26" style:font-style-asian="italic" style:font-style-complex="italic"/>
    </style:style>
    <style:style style:name="P16" style:family="paragraph" style:parent-style-name="Text_20_body">
      <style:paragraph-properties fo:text-align="start" style:justify-single-word="false" style:writing-mode="lr-tb"/>
      <style:text-properties officeooo:rsid="05e93b0c" officeooo:paragraph-rsid="05e93b0c"/>
    </style:style>
    <style:style style:name="P17" style:family="paragraph" style:parent-style-name="Text_20_body">
      <style:paragraph-properties fo:text-align="start" style:justify-single-word="false" style:writing-mode="lr-tb"/>
      <style:text-properties officeooo:rsid="05eb2c2d" officeooo:paragraph-rsid="05eb2c2d"/>
    </style:style>
    <style:style style:name="P18" style:family="paragraph" style:parent-style-name="Text_20_body">
      <style:paragraph-properties fo:text-align="end" style:justify-single-word="false" style:writing-mode="rl-tb"/>
      <style:text-properties officeooo:rsid="05e93b0c" officeooo:paragraph-rsid="05e93b0c"/>
    </style:style>
    <style:style style:name="P19" style:family="paragraph" style:parent-style-name="Text_20_body">
      <style:paragraph-properties fo:text-align="end" style:justify-single-word="false" style:writing-mode="rl-tb"/>
      <style:text-properties officeooo:rsid="05eb2c2d" officeooo:paragraph-rsid="05eb2c2d"/>
    </style:style>
    <style:style style:name="P20" style:family="paragraph" style:parent-style-name="Text_20_body">
      <style:paragraph-properties fo:text-align="end" style:justify-single-word="false" style:writing-mode="rl-tb"/>
      <style:text-properties fo:font-style="italic" officeooo:rsid="05f53a26" officeooo:paragraph-rsid="05f983c8" style:font-style-asian="italic" style:font-style-complex="italic"/>
    </style:style>
    <style:style style:name="P21" style:family="paragraph" style:parent-style-name="Text_20_body">
      <style:paragraph-properties fo:margin-top="0in" fo:margin-bottom="0.0575in" loext:contextual-spacing="false" fo:text-align="start" style:justify-single-word="false" style:writing-mode="lr-tb"/>
      <style:text-properties fo:font-size="10pt" officeooo:rsid="05e93b0c" officeooo:paragraph-rsid="05f983c8" style:font-size-asian="10pt" style:font-size-complex="10pt"/>
    </style:style>
    <style:style style:name="P22" style:family="paragraph" style:parent-style-name="Text_20_body">
      <style:paragraph-properties fo:margin-top="0in" fo:margin-bottom="0.0575in" loext:contextual-spacing="false" fo:text-align="start" style:justify-single-word="false" style:writing-mode="lr-tb"/>
      <style:text-properties fo:font-size="10pt" officeooo:rsid="05fb95dd" officeooo:paragraph-rsid="05fb95dd" style:font-size-asian="10pt" style:font-size-complex="10pt"/>
    </style:style>
    <style:style style:name="P23" style:family="paragraph" style:parent-style-name="Text_20_body">
      <style:paragraph-properties fo:margin-top="0in" fo:margin-bottom="0.0575in" loext:contextual-spacing="false" fo:text-align="start" style:justify-single-word="false" style:writing-mode="lr-tb"/>
      <style:text-properties fo:font-size="10pt" officeooo:rsid="05fb95dd" officeooo:paragraph-rsid="05fef4bd" style:font-size-asian="10pt" style:font-size-complex="10pt"/>
    </style:style>
    <style:style style:name="P24" style:family="paragraph" style:parent-style-name="Text_20_body">
      <style:paragraph-properties fo:margin-top="0in" fo:margin-bottom="0.0575in" loext:contextual-spacing="false" fo:text-align="start" style:justify-single-word="false" style:writing-mode="lr-tb"/>
      <style:text-properties fo:font-size="10pt" officeooo:rsid="05f983c8" officeooo:paragraph-rsid="05f983c8" style:font-size-asian="10pt" style:font-size-complex="10pt"/>
    </style:style>
    <style:style style:name="P25" style:family="paragraph" style:parent-style-name="Text_20_body">
      <style:paragraph-properties fo:margin-top="0in" fo:margin-bottom="0.0575in" loext:contextual-spacing="false" fo:text-align="start" style:justify-single-word="false" style:writing-mode="lr-tb"/>
      <style:text-properties fo:font-size="10pt" officeooo:rsid="05f983c8" officeooo:paragraph-rsid="05fb95dd" style:font-size-asian="10pt" style:font-size-complex="10pt"/>
    </style:style>
    <style:style style:name="P26" style:family="paragraph" style:parent-style-name="Text_20_body">
      <style:paragraph-properties fo:margin-top="0in" fo:margin-bottom="0.0575in" loext:contextual-spacing="false" fo:text-align="start" style:justify-single-word="false" style:writing-mode="lr-tb"/>
      <style:text-properties fo:font-size="10pt" officeooo:rsid="05f983c8" officeooo:paragraph-rsid="05fef4bd" style:font-size-asian="10pt" style:font-size-complex="10pt"/>
    </style:style>
    <style:style style:name="P27" style:family="paragraph" style:parent-style-name="Text_20_body">
      <style:paragraph-properties fo:margin-top="0in" fo:margin-bottom="0.0575in" loext:contextual-spacing="false" fo:text-align="start" style:justify-single-word="false" style:writing-mode="lr-tb"/>
      <style:text-properties fo:font-size="10pt" officeooo:rsid="05fa3916" officeooo:paragraph-rsid="05fa3916" style:font-size-asian="10pt" style:font-size-complex="10pt"/>
    </style:style>
    <style:style style:name="P28" style:family="paragraph" style:parent-style-name="Text_20_body">
      <style:paragraph-properties fo:margin-top="0in" fo:margin-bottom="0.0575in" loext:contextual-spacing="false" fo:text-align="start" style:justify-single-word="false" style:writing-mode="lr-tb"/>
      <style:text-properties fo:font-size="10pt" officeooo:rsid="05fa3916" officeooo:paragraph-rsid="05fef4bd" style:font-size-asian="10pt" style:font-size-complex="10pt"/>
    </style:style>
    <style:style style:name="P29" style:family="paragraph" style:parent-style-name="Text_20_body">
      <style:paragraph-properties fo:margin-top="0in" fo:margin-bottom="0.0575in" loext:contextual-spacing="false" fo:text-align="start" style:justify-single-word="false" style:writing-mode="lr-tb"/>
      <style:text-properties fo:font-size="10pt" officeooo:rsid="05fffd5e" officeooo:paragraph-rsid="05fffd5e" style:font-size-asian="10pt" style:font-size-complex="10pt"/>
    </style:style>
    <style:style style:name="P30" style:family="paragraph" style:parent-style-name="Text_20_body">
      <style:paragraph-properties fo:margin-top="0in" fo:margin-bottom="0.0575in" loext:contextual-spacing="false" fo:text-align="start" style:justify-single-word="false" style:writing-mode="lr-tb"/>
      <style:text-properties fo:font-size="10pt" officeooo:rsid="06009e53" officeooo:paragraph-rsid="06009e53" style:font-size-asian="10pt" style:font-size-complex="10pt"/>
    </style:style>
    <style:style style:name="P31" style:family="paragraph" style:parent-style-name="Text_20_body">
      <style:paragraph-properties fo:margin-top="0in" fo:margin-bottom="0.0575in" loext:contextual-spacing="false" fo:text-align="start" style:justify-single-word="false" style:writing-mode="lr-tb"/>
      <style:text-properties fo:font-size="10pt" officeooo:rsid="06009e53" officeooo:paragraph-rsid="060b84da" style:font-size-asian="10pt" style:font-size-complex="10pt"/>
    </style:style>
    <style:style style:name="P32" style:family="paragraph" style:parent-style-name="Text_20_body">
      <style:paragraph-properties fo:margin-top="0in" fo:margin-bottom="0.0575in" loext:contextual-spacing="false" fo:text-align="start" style:justify-single-word="false" style:writing-mode="lr-tb"/>
      <style:text-properties fo:font-size="10pt" fo:font-style="normal" officeooo:rsid="05eb2c2d" officeooo:paragraph-rsid="06031323" style:font-size-asian="10pt" style:font-style-asian="normal" style:font-size-complex="10pt" style:font-style-complex="normal"/>
    </style:style>
    <style:style style:name="P33" style:family="paragraph" style:parent-style-name="Text_20_body">
      <style:paragraph-properties fo:margin-top="0in" fo:margin-bottom="0.0575in" loext:contextual-spacing="false" fo:text-align="start" style:justify-single-word="false" style:writing-mode="lr-tb"/>
      <style:text-properties fo:font-size="8pt" officeooo:rsid="0606eb15" officeooo:paragraph-rsid="0606eb15" style:font-size-asian="8pt" style:font-size-complex="8pt"/>
    </style:style>
    <style:style style:name="P34" style:family="paragraph" style:parent-style-name="Text_20_body">
      <style:paragraph-properties fo:margin-top="0in" fo:margin-bottom="0.0575in" loext:contextual-spacing="false" fo:text-align="start" style:justify-single-word="false" style:writing-mode="lr-tb"/>
      <style:text-properties fo:font-size="8pt" officeooo:rsid="0606eb15" officeooo:paragraph-rsid="060b84da" style:font-size-asian="8pt" style:font-size-complex="8pt"/>
    </style:style>
    <style:style style:name="P35" style:family="paragraph" style:parent-style-name="Text_20_body">
      <style:paragraph-properties fo:margin-top="0in" fo:margin-bottom="0.0575in" loext:contextual-spacing="false" fo:text-align="end" style:justify-single-word="false" style:writing-mode="rl-tb"/>
      <style:text-properties fo:font-style="italic" officeooo:rsid="06031323" officeooo:paragraph-rsid="06031323" style:font-style-asian="italic" style:font-style-complex="italic"/>
    </style:style>
    <style:style style:name="P36" style:family="paragraph" style:parent-style-name="Text_20_body" style:list-style-name="L1">
      <style:text-properties fo:font-style="italic" officeooo:rsid="05f53a26" officeooo:paragraph-rsid="05f53a26" style:font-style-asian="italic" style:font-style-complex="italic"/>
    </style:style>
    <style:style style:name="P37" style:family="paragraph" style:parent-style-name="Text_20_body" style:list-style-name="L1">
      <style:text-properties fo:font-style="italic" officeooo:rsid="05f3e0a4" officeooo:paragraph-rsid="05f53a26" style:font-style-asian="italic" style:font-style-complex="italic"/>
    </style:style>
    <style:style style:name="P38" style:family="paragraph" style:parent-style-name="Text_20_body" style:list-style-name="L1">
      <style:text-properties fo:font-style="italic" officeooo:rsid="05f3e0a4" officeooo:paragraph-rsid="05f3e0a4" style:font-style-asian="italic" style:font-style-complex="italic"/>
    </style:style>
    <style:style style:name="P39" style:family="paragraph" style:parent-style-name="Text_20_body" style:list-style-name="L3">
      <style:text-properties fo:font-style="italic" officeooo:rsid="061d2a69" officeooo:paragraph-rsid="061d2a69" style:font-style-asian="italic" style:font-style-complex="italic"/>
    </style:style>
    <style:style style:name="P40" style:family="paragraph" style:parent-style-name="Text_20_body">
      <style:text-properties officeooo:paragraph-rsid="05dcca34"/>
    </style:style>
    <style:style style:name="P41" style:family="paragraph" style:parent-style-name="Text_20_body">
      <style:text-properties officeooo:rsid="05ed0d10" officeooo:paragraph-rsid="05ed0d10"/>
    </style:style>
    <style:style style:name="P42" style:family="paragraph" style:parent-style-name="Text_20_body">
      <style:text-properties officeooo:rsid="05f069ab" officeooo:paragraph-rsid="05f069ab"/>
    </style:style>
    <style:style style:name="P43" style:family="paragraph" style:parent-style-name="Text_20_body">
      <style:text-properties officeooo:rsid="05f069ab" officeooo:paragraph-rsid="061744e9"/>
    </style:style>
    <style:style style:name="P44" style:family="paragraph" style:parent-style-name="Text_20_body">
      <style:paragraph-properties fo:margin-top="0in" fo:margin-bottom="0.0575in" loext:contextual-spacing="false" fo:text-align="start" style:justify-single-word="false" style:writing-mode="lr-tb"/>
      <style:text-properties fo:font-size="10pt" fo:font-style="italic" fo:font-weight="normal" officeooo:rsid="05f983c8" officeooo:paragraph-rsid="05f983c8" style:font-size-asian="10pt" style:font-style-asian="italic" style:font-weight-asian="normal" style:font-size-complex="10pt" style:font-style-complex="italic" style:font-weight-complex="normal"/>
    </style:style>
    <style:style style:name="P45" style:family="paragraph" style:parent-style-name="Text_20_body">
      <style:paragraph-properties fo:margin-top="0in" fo:margin-bottom="0.0575in" loext:contextual-spacing="false" fo:text-align="start" style:justify-single-word="false" style:writing-mode="lr-tb"/>
      <style:text-properties fo:font-size="10pt" fo:font-style="normal" fo:font-weight="normal" officeooo:rsid="06031323" officeooo:paragraph-rsid="06031323" style:font-size-asian="10pt" style:font-style-asian="normal" style:font-weight-asian="normal" style:font-size-complex="10pt" style:font-style-complex="normal" style:font-weight-complex="normal"/>
    </style:style>
    <style:style style:name="P46" style:family="paragraph" style:parent-style-name="Text_20_body" style:list-style-name="L2">
      <style:paragraph-properties fo:margin-top="0.0398in" fo:margin-bottom="0.1366in" loext:contextual-spacing="false"/>
      <style:text-properties fo:font-style="italic" officeooo:rsid="0612ea03" officeooo:paragraph-rsid="0612ea03" style:font-style-asian="italic" style:font-style-complex="italic"/>
    </style:style>
    <style:style style:name="P47" style:family="paragraph" style:parent-style-name="Text_20_body" style:list-style-name="L2">
      <style:paragraph-properties fo:margin-top="0.0398in" fo:margin-bottom="0.1366in" loext:contextual-spacing="false"/>
      <style:text-properties fo:font-style="italic" officeooo:rsid="0612ea03" officeooo:paragraph-rsid="061887cc" style:font-style-asian="italic" style:font-style-complex="italic"/>
    </style:style>
    <style:style style:name="P48" style:family="paragraph" style:parent-style-name="Text_20_body" style:list-style-name="L2">
      <style:paragraph-properties fo:margin-top="0.0398in" fo:margin-bottom="0.1366in" loext:contextual-spacing="false"/>
      <style:text-properties fo:font-style="italic" officeooo:rsid="06141d2a" officeooo:paragraph-rsid="06141d2a" style:font-style-asian="italic" style:font-style-complex="italic"/>
    </style:style>
    <style:style style:name="P49" style:family="paragraph" style:parent-style-name="Text_20_body" style:list-style-name="L2">
      <style:paragraph-properties fo:margin-top="0.0398in" fo:margin-bottom="0.1366in" loext:contextual-spacing="false" fo:text-align="start" style:justify-single-word="false" style:writing-mode="lr-tb"/>
      <style:text-properties style:font-name="Times New Roman" fo:font-style="italic" officeooo:rsid="061a3175" officeooo:paragraph-rsid="061d2a69" style:font-style-asian="italic" style:font-style-complex="italic"/>
    </style:style>
    <style:style style:name="P50"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a9c9df"/>
    </style:style>
    <style:style style:name="T3" style:family="text">
      <style:text-properties fo:font-weight="bold" style:font-weight-asian="bold" style:font-weight-complex="bold"/>
    </style:style>
    <style:style style:name="T4" style:family="text">
      <style:text-properties fo:font-weight="bold" officeooo:rsid="05d48f5c" style:font-weight-asian="bold" style:font-weight-complex="bold"/>
    </style:style>
    <style:style style:name="T5" style:family="text">
      <style:text-properties fo:font-weight="bold" officeooo:rsid="05f53a26" style:font-weight-asian="bold" style:font-weight-complex="bold"/>
    </style:style>
    <style:style style:name="T6" style:family="text">
      <style:text-properties fo:font-weight="bold" officeooo:rsid="05f81db9" style:font-weight-asian="bold" style:font-weight-complex="bold"/>
    </style:style>
    <style:style style:name="T7" style:family="text">
      <style:text-properties fo:font-weight="bold" officeooo:rsid="05f901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5f53a26" style:font-weight-asian="normal" style:font-weight-complex="normal"/>
    </style:style>
    <style:style style:name="T10" style:family="text">
      <style:text-properties fo:font-weight="normal" officeooo:rsid="05f5b18d" style:font-weight-asian="normal" style:font-weight-complex="normal"/>
    </style:style>
    <style:style style:name="T11" style:family="text">
      <style:text-properties fo:font-weight="normal" officeooo:rsid="05f81db9" style:font-weight-asian="normal" style:font-weight-complex="normal"/>
    </style:style>
    <style:style style:name="T12" style:family="text">
      <style:text-properties fo:font-weight="normal" officeooo:rsid="05f90150" style:font-weight-asian="normal" style:font-weight-complex="normal"/>
    </style:style>
    <style:style style:name="T13" style:family="text">
      <style:text-properties fo:font-weight="normal" officeooo:rsid="05f983c8" style:font-weight-asian="normal" style:font-weight-complex="normal"/>
    </style:style>
    <style:style style:name="T14" style:family="text">
      <style:text-properties fo:font-weight="normal" officeooo:rsid="06031323" style:font-weight-asian="normal" style:font-weight-complex="normal"/>
    </style:style>
    <style:style style:name="T15" style:family="text">
      <style:text-properties fo:font-weight="normal" officeooo:rsid="0604e613" style:font-weight-asian="normal" style:font-weight-complex="normal"/>
    </style:style>
    <style:style style:name="T16" style:family="text">
      <style:text-properties fo:font-weight="normal" officeooo:rsid="0605f56a" style:font-weight-asian="normal" style:font-weight-complex="normal"/>
    </style:style>
    <style:style style:name="T17" style:family="text">
      <style:text-properties officeooo:rsid="05d48f5c"/>
    </style:style>
    <style:style style:name="T18" style:family="text">
      <style:text-properties officeooo:rsid="05d59612"/>
    </style:style>
    <style:style style:name="T19" style:family="text">
      <style:text-properties officeooo:rsid="05d903b4"/>
    </style:style>
    <style:style style:name="T20" style:family="text">
      <style:text-properties officeooo:rsid="05da8d32"/>
    </style:style>
    <style:style style:name="T21" style:family="text">
      <style:text-properties officeooo:rsid="05dcca34"/>
    </style:style>
    <style:style style:name="T22" style:family="text">
      <style:text-properties officeooo:rsid="05e48b05"/>
    </style:style>
    <style:style style:name="T23" style:family="text">
      <style:text-properties officeooo:rsid="05e5d7ad"/>
    </style:style>
    <style:style style:name="T24" style:family="text">
      <style:text-properties officeooo:rsid="05eb85a5"/>
    </style:style>
    <style:style style:name="T25" style:family="text">
      <style:text-properties officeooo:rsid="05ed0d10"/>
    </style:style>
    <style:style style:name="T26" style:family="text">
      <style:text-properties officeooo:rsid="05ee1d83"/>
    </style:style>
    <style:style style:name="T27" style:family="text">
      <style:text-properties officeooo:rsid="05ee7522"/>
    </style:style>
    <style:style style:name="T28" style:family="text">
      <style:text-properties officeooo:rsid="05f09f27"/>
    </style:style>
    <style:style style:name="T29" style:family="text">
      <style:text-properties officeooo:rsid="05f3078d"/>
    </style:style>
    <style:style style:name="T30" style:family="text">
      <style:text-properties officeooo:rsid="05f53a26"/>
    </style:style>
    <style:style style:name="T31" style:family="text">
      <style:text-properties officeooo:rsid="05f80bc4"/>
    </style:style>
    <style:style style:name="T32" style:family="text">
      <style:text-properties officeooo:rsid="05f983c8"/>
    </style:style>
    <style:style style:name="T33" style:family="text">
      <style:text-properties officeooo:rsid="05fa3916"/>
    </style:style>
    <style:style style:name="T34" style:family="text">
      <style:text-properties officeooo:rsid="05fb95dd"/>
    </style:style>
    <style:style style:name="T35" style:family="text">
      <style:text-properties officeooo:rsid="05fd78e8"/>
    </style:style>
    <style:style style:name="T36" style:family="text">
      <style:text-properties officeooo:rsid="05fef4bd"/>
    </style:style>
    <style:style style:name="T37" style:family="text">
      <style:text-properties officeooo:rsid="05fffd5e"/>
    </style:style>
    <style:style style:name="T38" style:family="text">
      <style:text-properties officeooo:rsid="06009e53"/>
    </style:style>
    <style:style style:name="T39" style:family="text">
      <style:text-properties officeooo:rsid="0600a0f6"/>
    </style:style>
    <style:style style:name="T40" style:family="text">
      <style:text-properties officeooo:rsid="060195b1"/>
    </style:style>
    <style:style style:name="T41" style:family="text">
      <style:text-properties officeooo:rsid="060b84da"/>
    </style:style>
    <style:style style:name="T42" style:family="text">
      <style:text-properties officeooo:rsid="060c545e"/>
    </style:style>
    <style:style style:name="T43" style:family="text">
      <style:text-properties officeooo:rsid="0613d278"/>
    </style:style>
    <style:style style:name="T44" style:family="text">
      <style:text-properties officeooo:rsid="061590af"/>
    </style:style>
    <style:style style:name="T45" style:family="text">
      <style:text-properties officeooo:rsid="061744e9"/>
    </style:style>
    <style:style style:name="T46" style:family="text">
      <style:text-properties style:text-position="super 58%" officeooo:rsid="061744e9"/>
    </style:style>
    <style:style style:name="T47" style:family="text">
      <style:text-properties style:text-position="super 58%" style:font-name="Times New Roman" officeooo:rsid="061744e9"/>
    </style:style>
    <style:style style:name="T48" style:family="text">
      <style:text-properties style:text-position="super 58%" officeooo:rsid="061c1fb3"/>
    </style:style>
    <style:style style:name="T49" style:family="text">
      <style:text-properties style:text-position="0% 100%"/>
    </style:style>
    <style:style style:name="T50" style:family="text">
      <style:text-properties style:text-position="0% 100%" officeooo:rsid="061744e9"/>
    </style:style>
    <style:style style:name="T51" style:family="text">
      <style:text-properties style:text-position="0% 100%" officeooo:rsid="061744e9" style:font-name-complex="Times New Roman"/>
    </style:style>
    <style:style style:name="T52" style:family="text">
      <style:text-properties style:text-position="0% 100%" officeooo:rsid="0617983e"/>
    </style:style>
    <style:style style:name="T53" style:family="text">
      <style:text-properties style:text-position="0% 100%" officeooo:rsid="061887cc"/>
    </style:style>
    <style:style style:name="T54" style:family="text">
      <style:text-properties style:text-position="0% 100%" style:font-name="Times New Roman" officeooo:rsid="061744e9"/>
    </style:style>
    <style:style style:name="T55" style:family="text">
      <style:text-properties style:text-position="0% 100%" style:font-name="Times New Roman" officeooo:rsid="061887cc"/>
    </style:style>
    <style:style style:name="T56" style:family="text">
      <style:text-properties style:text-position="0% 100%" officeooo:rsid="061a3175"/>
    </style:style>
    <style:style style:name="T57" style:family="text">
      <style:text-properties style:text-position="0% 100%" fo:font-style="normal" style:font-style-asian="normal" style:font-style-complex="normal"/>
    </style:style>
    <style:style style:name="T58" style:family="text">
      <style:text-properties style:text-position="0% 100%" officeooo:rsid="061c1fb3"/>
    </style:style>
    <style:style style:name="T59" style:family="text">
      <style:text-properties style:text-position="0% 100%" officeooo:rsid="061d2a69"/>
    </style:style>
    <style:style style:name="T60" style:family="text">
      <style:text-properties style:font-name="Times New Roman"/>
    </style:style>
    <style:style style:name="T61" style:family="text">
      <style:text-properties style:font-name="Times New Roman" officeooo:rsid="061744e9"/>
    </style:style>
    <style:style style:name="T62" style:family="text">
      <style:text-properties style:font-name="Times New Roman" officeooo:rsid="061e19d6" style:font-name-complex="Times New Roman"/>
    </style:style>
    <style:style style:name="T63" style:family="text">
      <style:text-properties style:font-name="Times New Roman" officeooo:rsid="061e94f9" style:font-name-complex="Times New Roman"/>
    </style:style>
    <style:style style:name="T64" style:family="text">
      <style:text-properties officeooo:rsid="061e19d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span text:style-name="T1">מטלה</text:span> <text:span text:style-name="T29">10 - חלוקת חפצים - פתרון</text:span></text:h>
      <text:p text:style-name="P5">שאלה <text:span text:style-name="T2">1: אלגוריתם "המנצח המתוקן" ומכפלת הערכים</text:span></text:p>
      <text:p text:style-name="P14">באלגוריתם "המנצח המתוקן", כל משתתף מייחס ערך לכל חפץ, כך שסכום הערכים של כל משתתף הוא 100. <text:s text:c="3"/>האם תוצאת האלגוריתם תמיד ממקסמת את מכפלת הערכים? הוכיחו או הראו דוגמה נגדית.</text:p>
      <text:list xml:id="list2859273799633905471" text:style-name="L1">
        <text:list-item>
          <text:p text:style-name="P36"><text:span text:style-name="T6">תשובה</text:span><text:span text:style-name="T8">:</text:span><text:span text:style-name="T11"> לא. ראו דוגמה נגדית בפתרון של אריה וניסן.</text:span></text:p>
        </text:list-item>
        <text:list-item>
          <text:p text:style-name="P37"><text:span text:style-name="T5">שימו לב</text:span>: <text:span text:style-name="T30">כשמדברים על "מיקסום מכפלת הערכים" מתכוונים לערכי המשתתפים ולא לערכי החפצים. למשל, אם דונאלד קיבל שני חפצים בשווי 30 ואיוואנה קיבלה שני חפצים בשווי 40, אז הערך הכולל של דונאלד הוא 60 ושל איוואנה 80, ולכן מכפלת הערכים היא </text:span><text:span text:style-name="T5">4800 </text:span><text:span text:style-name="T9">(ולא </text:span><text:span text:style-name="T10">30*30*40*40).</text:span></text:p>
        </text:list-item>
      </text:list>
      <text:p text:style-name="P15"/>
      <text:p text:style-name="P4">שאלה <text:span text:style-name="T22">2: אלגוריתם "המנצח המתוקן" והסכמי קמפ-דייויד</text:span></text:p>
      <text:p text:style-name="P9">המאמר בקישור זה: <text:a xlink:type="simple" xlink:href="http://citeseerx.ist.psu.edu/viewdoc/download?doi=10.1.1.1025.1941&amp;rep=rep1&amp;type=pdf" text:style-name="Internet_20_link" text:visited-style-name="Visited_20_Internet_20_Link">http://citeseerx.ist.psu.edu/viewdoc/download?doi=10.1.1.1025.1941&amp;rep=rep1&amp;type=pdf</text:a></text:p>
      <text:p text:style-name="P9"><text:span text:style-name="T19">מ</text:span>נתח מה היה קורה אילו הסכמי קמפ-דייויד בין ישראל למצרים היו <text:span text:style-name="T19">נעשים באלגוריתם </text:span>המנצח המתוקן. <text:span text:style-name="T18"><text:s/></text:span></text:p>
      <text:p text:style-name="P9">א. מיצאו במאמר את הנתונים שבהם השתמשו הכותבים - איזה נושאים עמדו למשא-ומתן? <text:span text:style-name="T20"><text:s/></text:span>כמה <text:span text:style-name="T18">אחוזים</text:span> ייחס כל אחד מהצדדים לכל אחד מנושאים? <text:span text:style-name="T20"><text:s/></text:span>מה התוצאות התיאורטיות<text:span text:style-name="T18"> של האלגוריתם?</text:span> <text:span text:style-name="T20"><text:s/>והאם הן דומות להסכם שהושג בפועל?</text:span></text:p>
      <text:p text:style-name="P9">ב. <text:span text:style-name="T18">מה דעתכם על המאמר - האם אכן היה אפשר במציאות להשתמש באלגוריתם "המנצח המתוקן" במקום משא-ומתן? ומה היו התוצאות?</text:span></text:p>
      <text:list xml:id="list224949613624775" text:continue-numbering="true" text:style-name="L1">
        <text:list-item>
          <text:p text:style-name="P38"><text:span text:style-name="T3">פתרון</text:span>: ראו בפתרון של יובל<text:span text:style-name="T31">,</text:span> יצחק<text:span text:style-name="T31">, משה ואביב.</text:span></text:p>
        </text:list-item>
      </text:list>
      <text:p text:style-name="P6">שאלה <text:span text:style-name="T23">3: אלגוריתם "מעגלי הקנאה" ויעילות פארטו</text:span></text:p>
      <text:p text:style-name="P40"><text:span text:style-name="T21">הראו דוגמה שבה אלגוריתם מעגלי הקנאה מחזיר חלוקה שאינה יעילה פארטו, </text:span><text:span text:style-name="T4">בכל </text:span><text:span text:style-name="T17">סדר שבו מסדרים את החפצים, ולפי </text:span><text:span text:style-name="T4">כל</text:span><text:span text:style-name="T17"> כלל בחירה בין שחקנים (כשיש שני שחקנים או יותר שאף אחד לא מקנא בהם).</text:span></text:p>
      <text:list xml:id="list4716858803148664628" text:style-name="L2">
        <text:list-item>
          <text:p text:style-name="P48"><text:span text:style-name="T3">פתרון</text:span>: [המשך יבוא]</text:p>
        </text:list-item>
      </text:list>
      <text:p text:style-name="P7">שאלה <text:span text:style-name="T25">4: שילוב חפצים בדידים ורציפים</text:span></text:p>
      <text:p text:style-name="Text_20_body">נניח <text:span text:style-name="T25">שאנחנו רוצים לחלק אוסף של חפצים, שחלקם בדידים וחלקם רציפים. <text:s/></text:span></text:p>
      <text:p text:style-name="P12">אנחנו רוצים למצוא חלוקה יעילה-פארטו המקיימת את תנאי-ההגינות הבא (הרחבה של EF1): "לכל שני שחקנים א ו-ב, אם נסיר מהסל של שחקן ב חפץ <text:span text:style-name="T8">בדיד </text:span>אחד, <text:span text:style-name="T3">או </text:span>אחוז אחד מחפץ רציף, אז א לא יקנא".</text:p>
      <text:p text:style-name="P41">הסבירו איך אפשר להשתמש באלגוריתם "מיקסום מכפלת הערכים" כדי למצוא חלוקה שהיא גם יעילה-פארטו וגם מקיימת את תנאי-ההגינות<text:span text:style-name="T26"> המורחב.</text:span></text:p>
      <text:list xml:id="list224949871988604" text:continue-numbering="true" text:style-name="L2">
        <text:list-item>
          <text:p text:style-name="P46"><text:soft-page-break/><text:span text:style-name="T3">פתרון</text:span>: <text:span text:style-name="T43">נחלק כל אחד מהחפצים הרציפים ל-100 חפצים בדידים, כל אחד מהם בגודל 1% מהחפץ המקורי. ואז נפעיל את אלגוריתם "מיקסום מכפלת הערכים" על אוסף החפצים שהתקבל.</text:span></text:p>
        </text:list-item>
      </text:list>
      <text:p text:style-name="P8">שאלה <text:span text:style-name="T27">5: רמת הדיוק הדרושה להגינות</text:span></text:p>
      <text:p text:style-name="P13">כשמבצעים במחשב אלגוריתמים עם פונקציות ממשיות, כמו לוגריתמים, החישוב לא מושלם, <text:span text:style-name="T28">ושגיאות הנובעות מעיגול-מספרים </text:span>עלולות לשבש את האלגוריתם ולתת תוצאה לא אופטימלית.</text:p>
      <text:p text:style-name="P43">א. נניח שיש n שחקנים<text:span text:style-name="T44">, וכל שחקן מבטא את ההעדפות שלו ע"י חלוקת 1000 נקודות בין החפצים, כאשר כל חפץ מקבל מספר שלם של נקודות (כמו כאן: </text:span><text:a xlink:type="simple" xlink:href="http://www.spliddit.org/apps/goods" text:style-name="Internet_20_link" text:visited-style-name="Visited_20_Internet_20_Link"><text:span text:style-name="T44">http://www.spliddit.org/apps/goods</text:span></text:a><text:span text:style-name="T44"> ). </text:span>מהו ההפרש החיובי <text:span text:style-name="T8">הקטן </text:span>ביותר בין לוגריתמים של שתי חלוקות-חפצים שונות?</text:p>
      <text:list xml:id="list224948786911562" text:continue-numbering="true" text:style-name="L2">
        <text:list-item>
          <text:p text:style-name="P47"><text:span text:style-name="T3">פתרון</text:span>: <text:span text:style-name="T45">מכפלת הערכים הגדולה ביותר האפשרית היא </text:span><text:span text:style-name="T61">1000</text:span><text:span text:style-name="T47">n</text:span><text:span text:style-name="T46"> </text:span><text:span text:style-name="T50">- זו המכפלה המתקבלת כאשר כל שחקן מקבל את מספר הנקודות המירבי שלו - </text:span><text:span text:style-name="T51">1000</text:span><text:span text:style-name="T50">. </text:span><text:span text:style-name="T52"><text:s/></text:span><text:span text:style-name="T53">כיוון שכל המספרים שלמים, המכפלה הבאה בתור היא לכל היותר </text:span><text:span text:style-name="T54">1000</text:span><text:span text:style-name="T47">n </text:span><text:span text:style-name="T55">-1</text:span><text:span text:style-name="T53">. </text:span><text:span text:style-name="T56"><text:s/>לכן ההפרש הקטן ביותר האפשרי בין לוג של חלוקה אופטימלית לבין לוג של חלוקה לא-אופטימלית הוא:</text:span></text:p>
        </text:list-item>
        <text:list-item>
          <text:p text:style-name="P49"><text:span text:style-name="T57">log</text:span><text:span text:style-name="T49">(</text:span><text:span text:style-name="T50">1000</text:span><text:span text:style-name="T46">n</text:span><text:span text:style-name="T49">) - </text:span><text:span text:style-name="T57">log</text:span><text:span text:style-name="T49">(</text:span><text:span text:style-name="T50">1000</text:span><text:span text:style-name="T46">n </text:span><text:span text:style-name="T53">-1</text:span><text:span text:style-name="T49">)</text:span><text:span text:style-name="T58"> <text:s/>= <text:s/></text:span><text:span text:style-name="T49">- </text:span><text:span text:style-name="T57">log</text:span><text:span text:style-name="T49">(</text:span><text:span text:style-name="T58">1 - </text:span><text:span text:style-name="T50">1000</text:span><text:span text:style-name="T48">-n</text:span><text:span text:style-name="T46"> </text:span><text:span text:style-name="T49">)</text:span><text:span text:style-name="T58"> <text:s/></text:span><text:span text:style-name="T59">&gt; </text:span><text:span text:style-name="T50">1000</text:span><text:span text:style-name="T48">-n</text:span><text:span text:style-name="T46"> </text:span><text:span text:style-name="T59">.</text:span></text:p>
        </text:list-item>
      </text:list>
      <text:p text:style-name="P42">ב. לפי תשובתכם ל-א, כמה סיביות צריכות להיות בייצוג של מספרים במחשב שלנו, כך שהאלגוריתם למיקסום מכפלת הערכים אכן ימצא את החלוקה האופטימלית ולא יושפע משגיאות של עיגול?</text:p>
      <text:list xml:id="list3756370539563591358" text:style-name="L3">
        <text:list-item>
          <text:p text:style-name="P39">מספר הסיביות צריך להיות מספיק גדול כך שהמחשב יוכל להבחין בהפרשים בגודל של 1000 בחזקת מינוס <text:span text:style-name="T60">n</text:span>. <text:s/><text:span text:style-name="T64">כלומר בערך </text:span><text:span text:style-name="T62">10n</text:span><text:span text:style-name="T63"> </text:span><text:span text:style-name="T62"><text:s/></text:span><text:span text:style-name="T64">סיביות.</text:span></text:p>
        </text:list-item>
      </text:list>
      <text:p text:style-name="P3">שאלה <text:span text:style-name="T27">6: תיכנות אלגוריתם</text:span></text:p>
      <text:p text:style-name="P10">נתונה המחלקה הבאה:</text:p>
      <text:p text:style-name="P16">class Agent {</text:p>
      <text:p text:style-name="P16"><text:tab/>double item<text:span text:style-name="T24">_value</text:span>(int item_index);</text:p>
      <text:p text:style-name="P16">}</text:p>
      <text:p text:style-name="P18">המחלקה מייצגת שחקן המשתתף במשחק חלוקה הוגנת. יש בה פונקציה אחת המתארת את הערך שהשחקן מייחס לחפץ שהאינדקס שלו הוא item_index.</text:p>
      <text:p text:style-name="P11">כיתבו פונקציה הבודקת האם חלוקת-חפצים נתונה כלשהי היא EF1. כותרת הפונקציה:</text:p>
      <text:p text:style-name="P17">bool is_EF1(Agent[] agents, set&lt;int&gt;[] bundles);</text:p>
      <text:p text:style-name="P19">הפרמטר agents הוא מערך בגודל n המייצג את השחקנים.</text:p>
      <text:p text:style-name="P19">הפרמטר bundles הוא מערך באותו גודל - n - המייצג את החלוקה: bundle[i] הוא אוסף אינדקסי החפצים שמקבל שחקן i.</text:p>
      <text:p text:style-name="P20"><text:span text:style-name="T7">פתרון</text:span><text:span text:style-name="T8">:</text:span><text:span text:style-name="T11"> </text:span><text:span text:style-name="T12">באופן כללי, כשמנסים לפתור בעיה תיכנותית מורכבת מסוג זה, כדאי להתחיל מבעיות פשוטות יותר.</text:span><text:span text:style-name="T13"> כדי לדעת אם חלוקה היא EF1, צריך לעבור כל כל הזוגות של שחקנים, ולבדוק לגבי כל זוג, אם אחד מהם </text:span><text:soft-page-break/><text:span text:style-name="T13">מקנא בשני עד-כדי חפץ אחד. נתחיל מבעיה פשוטה יותר: לבדוק אם שחקן אחד מקנא בשחקן אחר. לשם כך נוסיף ל-Agent כמה שיטות:</text:span></text:p>
      <text:p text:style-name="P21">class Agent {</text:p>
      <text:p text:style-name="P22"><text:s text:c="5"/>// חשב ערך של סל מסויים לשחקן הנוכחי</text:p>
      <text:p text:style-name="P21"><text:tab/>double <text:span text:style-name="T32">bundle_value</text:span>(<text:span text:style-name="T32">set&lt;</text:span>int<text:span text:style-name="T32">&gt; bundle</text:span>)<text:span text:style-name="T32"> {</text:span></text:p>
      <text:p text:style-name="P24"><text:s text:c="10"/>double sum = 0;</text:p>
      <text:p text:style-name="P24"><text:s text:c="10"/>for (int item: bundle) <text:s text:c="2"/>sum += <text:span text:style-name="T35">this-&gt;</text:span>item_value(item);</text:p>
      <text:p text:style-name="P24"><text:s text:c="10"/>return sum;</text:p>
      <text:p text:style-name="P24"><text:s text:c="5"/>} </text:p>
      <text:p text:style-name="P24"/>
      <text:p text:style-name="P22"><text:s text:c="5"/>// החזר "אמת" אם השחקן הנוכחי לא מקנא בסל האחר:</text:p>
      <text:p text:style-name="P25"><text:s text:c="5"/><text:span text:style-name="T33">bool is_EF(</text:span>set&lt;<text:span text:style-name="T33">int</text:span>&gt; <text:span text:style-name="T33">this_</text:span>bundle<text:span text:style-name="T33">, set&lt;int&gt; other_bundle)</text:span> {</text:p>
      <text:p text:style-name="P27"><text:s text:c="10"/>return this-&gt;bundle_value(this_bundle) <text:span text:style-name="T34">&gt;=</text:span></text:p>
      <text:p text:style-name="P22"><text:s text:c="17"/>this-&gt;bundle_value(other_bundle);</text:p>
      <text:p text:style-name="P27"><text:s text:c="5"/><text:span text:style-name="T36">}</text:span></text:p>
      <text:p text:style-name="P26"/>
      <text:p text:style-name="P23"><text:s text:c="5"/>// החזר "אמת" אם השחקן הנוכחי לא מקנא בסל האחר<text:span text:style-name="T36"> עד-כדי חפץ יחיד:</text:span></text:p>
      <text:p text:style-name="P26"><text:s text:c="5"/><text:span text:style-name="T33">bool is_EF1(</text:span>set&lt;<text:span text:style-name="T33">int</text:span>&gt; <text:span text:style-name="T33">this_</text:span>bundle<text:span text:style-name="T33">, set&lt;int&gt; other_bundle)</text:span> {</text:p>
      <text:p text:style-name="P30"><text:s text:c="10"/>if (is_EF(this_bundle, other_bundle))</text:p>
      <text:p text:style-name="P30"><text:s text:c="15"/>return true;</text:p>
      <text:p text:style-name="P28"><text:s text:c="10"/><text:span text:style-name="T37">for (int other_item: other_bundle) { </text:span></text:p>
      <text:p text:style-name="P29"><text:span text:style-name="T38"><text:s/></text:span><text:s text:c="13"/>set&lt;int&gt; <text:span text:style-name="T40">smaller_</text:span>other_bundle = other_bundle.<text:span text:style-name="T39">without</text:span>(other_item);</text:p>
      <text:p text:style-name="P33"><text:s text:c="25"/>// "without" is a pseudo-method that returns <text:span text:style-name="T42">a </text:span>set without <text:span text:style-name="T42">a given </text:span>item.</text:p>
      <text:p text:style-name="P34"><text:s text:c="25"/>// <text:span text:style-name="T41">It does not change the original set.</text:span></text:p>
      <text:p text:style-name="P31"><text:s text:c="14"/>if (is_EF(this_bundle, <text:span text:style-name="T40">smaller_other_bundle</text:span>))</text:p>
      <text:p text:style-name="P30"><text:s text:c="17"/>return true;</text:p>
      <text:p text:style-name="P29"><text:s text:c="10"/>}</text:p>
      <text:p text:style-name="P30"><text:s text:c="10"/>return false;</text:p>
      <text:p text:style-name="P28"><text:s text:c="5"/><text:span text:style-name="T36">}</text:span></text:p>
      <text:p text:style-name="P44">}</text:p>
      <text:p text:style-name="P35"><text:span text:style-name="T12">ע</text:span><text:span text:style-name="T8">כשיו הפונקציה הראשית</text:span><text:span text:style-name="T16"> כבר </text:span><text:span text:style-name="T15">פשוטה </text:span><text:span text:style-name="T16">למדי:</text:span></text:p>
      <text:p text:style-name="P32"><text:span text:style-name="T8">bool is_EF1(Agent[] agents, set&lt;int&gt;[] bundles)</text:span><text:span text:style-name="T14"> {</text:span></text:p>
      <text:p text:style-name="P45"><text:tab/>for (int i=0; i&lt;agents.size(); ++i) </text:p>
      <text:p text:style-name="P45"><text:s text:c="9"/>for (int j=0; j&lt;agents.size(); ++j)</text:p>
      <text:p text:style-name="P45"><text:s text:c="13"/>if (! agents[i].is_EF1(bundles[i], bundles[j]))</text:p>
      <text:p text:style-name="P45"><text:s text:c="17"/>return false; <text:s text:c="4"/>// i envies j</text:p>
      <text:p text:style-name="P45"><text:s text:c="5"/>return true;</text:p>
      <text:p text:style-name="P4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6-09T22:49:48.041945020</dc:date>
    <meta:editing-duration>P11DT10H25M25S</meta:editing-duration>
    <meta:editing-cycles>1392</meta:editing-cycles>
    <meta:document-statistic meta:table-count="0" meta:image-count="0" meta:object-count="0" meta:page-count="4" meta:paragraph-count="73" meta:word-count="807" meta:character-count="5147" meta:non-whitespace-character-count="4101"/>
  </office:meta>
</office:document-meta>
</file>